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416d6" style:font-size-asian="14pt" style:font-size-complex="14pt"/>
    </style:style>
    <style:style style:name="T1" style:family="text">
      <style:text-properties fo:color="#ce181e"/>
    </style:style>
    <style:style style:name="T2" style:family="text">
      <style:text-properties fo:color="#ce181e" fo:background-color="#fff200" loext:char-shading-value="0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00b6bd" loext:char-shading-value="0"/>
    </style:style>
    <style:style style:name="T5" style:family="text">
      <style:text-properties fo:background-color="#89c765" loext:char-shading-value="0"/>
    </style:style>
    <style:style style:name="T6" style:family="text">
      <style:text-properties fo:background-color="#ed1c24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48306:I0323 11:10:56.799623 <text:s text:c="2"/>24637 messagehandler.go:111] Keepalive message received from node: abc</text:p>
      <text:p text:style-name="P1">548679:I0323 <text:span text:style-name="T3">11:11:01.404887</text:span> <text:s text:c="2"/>24637 messagehandler.go:111] Keepalive message received from node: abc</text:p>
      <text:p text:style-name="P1">549935:I0323 11:11:16.406055 <text:s text:c="2"/>24637 messagehandler.go:111] Keepalive message received from node: abc</text:p>
      <text:p text:style-name="P1">551027:I0323 <text:span text:style-name="T2">11:11:31.405137</text:span><text:span text:style-name="T1"> </text:span><text:s text:c="2"/>24637 messagehandler.go:111] Keepalive message received from node: abc</text:p>
      <text:p text:style-name="P2">551028:W0323 11:11:31.405137 <text:s text:c="2"/>24637 messagehandler.go:174] <text:span text:style-name="T3">Timeout</text:span> to receive heart beat from edge node abc for project e632aba927ea4ac2b575ec1603d56f10</text:p>
      <text:p text:style-name="P2">552098:I0323 11:11:46.403492 <text:s text:c="2"/>24637 messagehandler.go:111] Keepalive message received from node: abc</text:p>
      <text:p text:style-name="P1">552099:E0323 <text:span text:style-name="T3">11:11:48.369253 </text:span><text:s text:c="2"/>24637 messagehandler.go:373] Node abc disconnected and stopped sending messages</text:p>
      <text:p text:style-name="P1"/>
      <text:p text:style-name="P1">553163:W0323 <text:span text:style-name="T2">11:12:01.405476</text:span><text:span text:style-name="T3"> </text:span><text:s text:c="2"/>24637 messagehandler.go:174] <text:span text:style-name="T3">Timeout</text:span> to receive heart beat from edge node abc for project e632aba927ea4ac2b575ec1603d56f10</text:p>
      <text:p text:style-name="P1"/>
      <text:p text:style-name="P1">cloudhub:</text:p>
      <text:p text:style-name="P1"><text:s text:c="4"/>enable: true</text:p>
      <text:p text:style-name="P1"><text:s text:c="4"/>keepaliveInterval: <text:span text:style-name="T1">30</text:span></text:p>
      <text:p text:style-name="P1"/>
      <text:p text:style-name="P1">edgehub:</text:p>
      <text:p text:style-name="P1"><text:s text:c="4"/>enable: true</text:p>
      <text:p text:style-name="P1"><text:s text:c="4"/>heartbeat: 15</text:p>
      <text:p text:style-name="P1"/>
      <text:p text:style-name="P1"/>
      <text:p text:style-name="P1"/>
      <text:p text:style-name="P1">548302:I0323 11:10:56.761681 <text:s text:c="2"/>24637 channelq.go:229] edge node abc is already connected</text:p>
      <text:p text:style-name="P1">548303:I0323 <text:span text:style-name="T5">11:10:56.761855</text:span> <text:s text:c="2"/>24637 messagehandler.go:262] <text:span text:style-name="T5">edge node abc for project e632aba927ea4ac2b575ec1603d56f10 connected</text:span></text:p>
      <text:p text:style-name="P1">548306:I0323 11:10:56.799623 <text:s text:c="2"/>24637 messagehandler.go:111] <text:span text:style-name="T4">Keepalive message received</text:span> from node: abc</text:p>
      <text:p text:style-name="P1">548307:I0323 11:10:56.799694 <text:s text:c="2"/>24637 messagehandler.go:171] Node abc is still alive</text:p>
      <text:p text:style-name="P1">548318:I0323 11:10:56.805784 <text:s text:c="2"/>24637 upstream.go:362] node: abc already exists, do nothing</text:p>
      <text:p text:style-name="P1">548335:E0323 11:10:58.148783 <text:s text:c="2"/>24637 ws.go:122] failed to read message, error: websocket: close 1006 (abnormal closure): unexpected EOF</text:p>
      <text:p text:style-name="P1">548675:I0323 11:11:01.371052 <text:s text:c="2"/>24637 channelq.go:229] edge node abc is already connected</text:p>
      <text:p text:style-name="P1">548676:I0323 <text:span text:style-name="T5">11:11:01.371175</text:span> <text:s text:c="2"/>24637 messagehandler.go:262] <text:span text:style-name="T5">edge node abc for project e632aba927ea4ac2b575ec1603d56f10 connected</text:span></text:p>
      <text:p text:style-name="P1">548679:I0323 11:11:01.404887 <text:s text:c="2"/>24637 messagehandler.go:111] <text:span text:style-name="T4">Keepalive message received</text:span> from node: abc</text:p>
      <text:p text:style-name="P1">548680:I0323 11:11:01.404965 <text:s text:c="2"/>24637 messagehandler.go:171] Node abc is still alive</text:p>
      <text:p text:style-name="P1">548693:I0323 11:11:01.410258 <text:s text:c="2"/>24637 upstream.go:362] node: abc already exists, do nothing</text:p>
      <text:p text:style-name="P1">548696:I0323 11:11:01.413221 <text:s text:c="2"/>24637 messagehandler.go:521] saveSuccessPoint successfully for message: node/abc/default/service/kubernetes</text:p>
      <text:p text:style-name="P1">548768:I0323 11:11:02.248001 <text:s text:c="2"/>24637 messagehandler.go:521] saveSuccessPoint successfully for message: node/abc/default/endpoints/kubernetes</text:p>
      <text:p text:style-name="P1">549935:I0323 11:11:16.406055 <text:s text:c="2"/>24637 messagehandler.go:111] Keepalive message received from node: abc</text:p>
      <text:p text:style-name="P1">549936:I0323 11:11:16.406167 <text:s text:c="2"/>24637 messagehandler.go:171] Node abc is still alive</text:p>
      <text:p text:style-name="P1">551027:I0323 11:11:31.405137 <text:s text:c="2"/>24637 messagehandler.go:111] <text:span text:style-name="T4">Keepalive message receive</text:span>d from node: abc</text:p>
      <text:p text:style-name="P1">551028:W0323 <text:span text:style-name="T6">11:11:31.405137</text:span> <text:s text:c="2"/>24637 messagehandler.go:174] <text:span text:style-name="T6">Timeout</text:span> to receive heart beat from edge node abc for project e632aba927ea4ac2b575ec1603d56f10</text:p>
      <text:p text:style-name="P1">551029:I0323 11:11:31.405219 <text:s text:c="2"/>24637 messagehandler.go:171] Node abc is still alive</text:p>
      <text:p text:style-name="P1">551030:E0323 11:11:31.405383 <text:s text:c="2"/>24637 messagehandler.go:310] fail to close connection, reason: tls: use of closed connection</text:p>
      <text:p text:style-name="P1">552098:I0323 11:11:46.403492 <text:s text:c="2"/>24637 messagehandler.go:111] Keepalive message received from node: abc</text:p>
      <text:p text:style-name="P1">552099:E0323 11:11:48.369253 <text:s text:c="2"/>24637 messagehandler.go:373] Node abc disconnected and stopped sending messages</text:p>
      <text:p text:style-name="P1">552808:W0323 11:11:56.903260 <text:s text:c="2"/>24637 reflector.go:326] github.com/kubeedge/kubeedge/cloud/pkg/cloudhub/cloudhub.go:101: watch of *v1alpha1.ClusterObjectSync ended with: too old resource version: 110206 (110539)</text:p>
      <text:p text:style-name="P1">553163:W0323 <text:span text:style-name="T6">11:12:01.405476</text:span> <text:s text:c="2"/>24637 messagehandler.go:174] <text:span text:style-name="T6">Timeout</text:span> to receive heart beat from edge node abc for project e632aba927ea4ac2b575ec1603d56f10</text:p>
      <text:p text:style-name="P1">553164:panic: close of nil channel</text:p>
      <text:p text:style-name="P1"><text:soft-page-break/>553167:github.com/kubeedge/kubeedge/cloud/pkg/cloudhub/handler.(*MessageHandle).UnregisterNode(0xc0008c9420, 0x18fd040, 0xc00075a280, 0xc0007eeba0, 0x4)</text:p>
      <text:p text:style-name="P1">553168:<text:tab/>/root/go/src/github.com/kubeedge/kubeedge/cloud/pkg/cloudhub/handler/messagehandler.go:299 +0x113</text:p>
      <text:p text:style-name="P1">553169:github.com/kubeedge/kubeedge/cloud/pkg/cloudhub/handler.(*MessageHandle).ServeConn(0xc0008c9420, 0x18fd040, 0xc00075a280, 0xc0007eeba0)</text:p>
      <text:p text:style-name="P1">553170:<text:tab/>/root/go/src/github.com/kubeedge/kubeedge/cloud/pkg/cloudhub/handler/messagehandler.go:271 +0x289</text:p>
      <text:p text:style-name="P1">553171:created by github.com/kubeedge/kubeedge/cloud/pkg/cloudhub/handler.(*MessageHandle).OnRegister</text:p>
      <text:p text:style-name="P1">553172:<text:tab/>/root/go/src/github.com/kubeedge/kubeedge/cloud/pkg/cloudhub/handler/messagehandler.go:159 +0x2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3:55:13.752316814</meta:creation-date>
    <meta:editing-duration>PT1H17M52S</meta:editing-duration>
    <meta:editing-cycles>2</meta:editing-cycles>
    <meta:generator>LibreOffice/6.0.7.3$Linux_X86_64 LibreOffice_project/00m0$Build-3</meta:generator>
    <dc:date>2020-04-08T15:19:43.757359243</dc:date>
    <meta:document-statistic meta:table-count="0" meta:image-count="0" meta:object-count="0" meta:page-count="2" meta:paragraph-count="44" meta:word-count="384" meta:character-count="4367" meta:non-whitespace-character-count="3949"/>
  </office:meta>
</office:document-meta>
</file>